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a100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00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NL1: =004093</text:p>
      <text:p text:style-name="P2">yes</text:p>
      <text:p text:style-name="P2">im dead</text:p>
      <text:p text:style-name="P2">my spirit merged with the fr0gsprite</text:p>
      <text:p text:style-name="P2">like a gh0st</text:p>
      <text:p text:style-name="P2">y0u d0nt s0und dumb</text:p>
      <text:p text:style-name="P2">i ign0red the advice 0f a friend</text:p>
      <text:p text:style-name="P2">and made s0me bad ch0ices</text:p>
      <text:p text:style-name="P2">0k</text:p>
      <text:p text:style-name="P2">nepeta can y0u please keep this a secret</text:p>
      <text:p text:style-name="P2">thank y0u</text:p>
      <text:p text:style-name="P2">ribbit</text:p>
      <text:p text:style-name="P2">wh00ps</text:p>
      <text:p text:style-name="P2"><text:soft-page-break/>_</text:p>
      <text:p text:style-name="P2">2. VS1: =004176</text:p>
      <text:p text:style-name="P2">what d0 y0u mean</text:p>
      <text:p text:style-name="P2">are y0u n0t happy ab0ut that</text:p>
      <text:p text:style-name="P2">y0u were ab0ut t0 be killed by his hive</text:p>
      <text:p text:style-name="P2">pr0ceeding with that plan w0uldnt have made sense</text:p>
      <text:p text:style-name="P2">we certainly d0nt need tw0 dead players</text:p>
      <text:p text:style-name="P2">yes it was the plan</text:p>
      <text:p text:style-name="P2">it had t0 g0 this way</text:p>
      <text:p text:style-name="P2">were we ever really friends</text:p>
      <text:p text:style-name="P2">i d0nt remember</text:p>
      <text:p text:style-name="P2">it d0esnt matter</text:p>
      <text:p text:style-name="P2">ribbit</text:p>
      <text:p text:style-name="P2">s0rry</text:p>
      <text:p text:style-name="P2">n0</text:p>
      <text:p text:style-name="P2">y0ure n0t 0n the blue team</text:p>
      <text:p text:style-name="P2">y0u were never g0ing t0 be</text:p>
      <text:p text:style-name="P2">its n0t revenge</text:p>
      <text:p text:style-name="P2">y0u were always supp0sed t0 be 0n the red team</text:p>
      <text:p text:style-name="P2">y0ull believe me later</text:p>
      <text:p text:style-name="P2">when y0u wake up</text:p>
      <text:p text:style-name="P2">ive never th0ught ab0ut revenge at all</text:p>
      <text:p text:style-name="P2">i d0nt care</text:p>
      <text:p text:style-name="P2">0_0</text:p>
      <text:p text:style-name="P2">s0rry</text:p>
      <text:p text:style-name="P2">they need y0u th0ugh</text:p>
      <text:p text:style-name="P2">and its where y0u need t0 be</text:p>
      <text:p text:style-name="P2"><text:soft-page-break/>karkat will be in t0uch with y0u s00n</text:p>
      <text:p text:style-name="P2">als0 if its any c0ns0lati0n</text:p>
      <text:p text:style-name="P2">the teams are meaningless anyway</text:p>
      <text:p text:style-name="P2">_</text:p>
      <text:p text:style-name="P2">3. EZ1: =004178</text:p>
      <text:p text:style-name="P2">thats fine</text:p>
      <text:p text:style-name="P2">n0</text:p>
      <text:p text:style-name="P2">im 0k with it</text:p>
      <text:p text:style-name="P2">i d0nt usually receive 0rders fr0m superi0rs 0r 0therwise</text:p>
      <text:p text:style-name="P2">but really its fine</text:p>
      <text:p text:style-name="P2">what</text:p>
      <text:p text:style-name="P2">why</text:p>
      <text:p text:style-name="P2">whats wr0ng</text:p>
      <text:p text:style-name="P2">ab0ut what</text:p>
      <text:p text:style-name="P2">what are y0u talking ab0ut</text:p>
      <text:p text:style-name="P2">ive underst00d f0r s0me time that this will be my r0le</text:p>
      <text:p text:style-name="P2">t0 functi0n as y0ur server player</text:p>
      <text:p text:style-name="P2">and that y0u w0uld be the team leader as the first in the chain</text:p>
      <text:p text:style-name="P2">uh</text:p>
      <text:p text:style-name="P2">thats n0t quite the meaning 0f the w0rd server</text:p>
      <text:p text:style-name="P2">as y0ur server i manipulate y0ur envir0nment t0 help y0u advance</text:p>
      <text:p text:style-name="P2">i supp0se s0</text:p>
      <text:p text:style-name="P2">what</text:p>
      <text:p text:style-name="P2">0_0</text:p>
      <text:p text:style-name="P2">y0u really are quite a sn0b</text:p>
      <text:p text:style-name="P2">0_0</text:p>
      <text:p text:style-name="P2">y0u l00k really agitated</text:p>
      <text:p text:style-name="P2"><text:soft-page-break/>are y0u sure y0ure alright</text:p>
      <text:p text:style-name="P2">_</text:p>
      <text:p text:style-name="P2">4. EZ2: =004179</text:p>
      <text:p text:style-name="P2">break s0mething</text:p>
      <text:p text:style-name="P2">0h</text:p>
      <text:p text:style-name="P2">i think i understand</text:p>
      <text:p text:style-name="P2">i like breaking things</text:p>
      <text:p text:style-name="P2">i didnt used t0 but n0w i d0</text:p>
      <text:p text:style-name="P2">its fun</text:p>
      <text:p text:style-name="P2">um</text:p>
      <text:p text:style-name="P2">hell0</text:p>
      <text:p text:style-name="P2">are y0u sure y0ure 0k</text:p>
      <text:p text:style-name="P2">y0u really d0 l00k like y0ure sweating pretty hard</text:p>
      <text:p text:style-name="P2">maybe y0u sh0uld break s0mething</text:p>
      <text:p text:style-name="P2">t0 try t0 calm d0wn</text:p>
      <text:p text:style-name="P2">d0 y0u want me t0 break s0mething</text:p>
      <text:p text:style-name="P2">i c0uld break s0mething if y0u want</text:p>
      <text:p text:style-name="P2">kind 0f</text:p>
      <text:p text:style-name="P2">_</text:p>
      <text:p text:style-name="P2">5. EZ3: =004180</text:p>
      <text:p text:style-name="P2">equius im ab0ut t0 thr0w an abluti0n trap thr0ugh y0ur wall</text:p>
      <text:p text:style-name="P2">heads up</text:p>
      <text:p text:style-name="P2">it was pretty c00l</text:p>
      <text:p text:style-name="P2">what</text:p>
      <text:p text:style-name="P2">y0u want me t0 call it a bath tub</text:p>
      <text:p text:style-name="P2">that s0unds ridicul0us</text:p>
      <text:p text:style-name="P2">fine</text:p>
      <text:p text:style-name="P2"><text:soft-page-break/>what</text:p>
      <text:p text:style-name="P2">what</text:p>
      <text:p text:style-name="P2">y0u want me t0 thr0w the trap thr0ugh y0ur wall again</text:p>
      <text:p text:style-name="P2">i mean the tub</text:p>
      <text:p text:style-name="P2">is that an 0rder</text:p>
      <text:p text:style-name="P2">what d0nt y0u kn0w</text:p>
      <text:p text:style-name="P2">i really have n0 idea what y0ure talking ab0ut</text:p>
      <text:p text:style-name="P2">y0u are s0 weird</text:p>
      <text:p text:style-name="P2">and this is c0ming fr0m a gh0st</text:p>
      <text:p text:style-name="P2">ribbit</text:p>
      <text:p text:style-name="P2">s0rry</text:p>
      <text:p text:style-name="P2">0_0</text:p>
      <text:p text:style-name="P2">im n0t really r0le playing</text:p>
      <text:p text:style-name="P2">im part fr0g</text:p>
      <text:p text:style-name="P2">but 0k</text:p>
      <text:p text:style-name="P2">i guess i can break s0me m0re stuff</text:p>
      <text:p text:style-name="P2">ribbit</text:p>
      <text:p text:style-name="P2">i cant really c0ntr0l the ribbits</text:p>
      <text:p text:style-name="P2">_</text:p>
      <text:p text:style-name="P2">6. EZ4: =004181</text:p>
      <text:p text:style-name="P2">yeah i kn0w</text:p>
      <text:p text:style-name="P2">sure</text:p>
      <text:p text:style-name="P2">what</text:p>
      <text:p text:style-name="P2">everything y0u say s0unds strange</text:p>
      <text:p text:style-name="P2">0k</text:p>
      <text:p text:style-name="P2">i d0nt have pupils</text:p>
      <text:p text:style-name="P2">fine</text:p>
      <text:p text:style-name="P2"><text:soft-page-break/>yeah sure</text:p>
      <text:p text:style-name="P2">thats pretty much h0w it is anyway</text:p>
      <text:p text:style-name="P2">i d0nt have bl00d</text:p>
      <text:p text:style-name="P2">0_0</text:p>
      <text:p text:style-name="P2">w0w uh</text:p>
      <text:p text:style-name="P2">can y0u just bring me the r0b0t already</text:p>
      <text:p text:style-name="P2">ribbit</text:p>
      <text:p text:style-name="P2">_</text:p>
      <text:p text:style-name="P2">7. EZ5: =004185</text:p>
      <text:p text:style-name="P2">it l00ks nice</text:p>
      <text:p text:style-name="P2">ribbit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146" meta:word-count="536" meta:character-count="2494"/>
    <meta:generator>OpenOffice/4.1.2$Win32 OpenOffice.org_project/412m3$Build-9782</meta:generator>
  </office:meta>
</office:document-meta>
</file>